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4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6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9" style:family="paragraph" style:parent-style-name="Table_20_Heading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1" style:family="paragraph" style:parent-style-name="Text_20_body">
      <style:paragraph-properties fo:margin-left="0cm" fo:margin-right="0cm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15" style:family="paragraph" style:parent-style-name="Text_20_body" style:list-style-name="L1">
      <style:paragraph-properties fo:margin-left="0cm" fo:margin-right="0cm" fo:text-indent="0cm" style:auto-text-indent="false"/>
      <style:text-properties loext:padding="0cm" loext:border="none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17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18" style:family="paragraph" style:parent-style-name="Text_20_body" style:list-style-name="L2">
      <style:paragraph-properties fo:margin-left="0cm" fo:margin-right="0cm" fo:text-indent="0cm" style:auto-text-indent="false"/>
    </style:style>
    <style:style style:name="P19" style:family="paragraph" style:parent-style-name="Text_20_body" style:list-style-name="L3">
      <style:paragraph-properties fo:margin-left="0cm" fo:margin-right="0cm" fo:text-indent="0cm" style:auto-text-indent="false"/>
    </style:style>
    <style:style style:name="P20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T1" style:family="text"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T2" style:family="text">
      <style:text-properties fo:background-color="transparent" loext:char-shading-value="0"/>
    </style:style>
    <style:style style:name="T3" style:family="text">
      <style:text-properties fo:background-color="transparent" loext:char-shading-value="0" loext:padding="0cm" loext:border="none"/>
    </style:style>
    <style:style style:name="T4" style:family="text">
      <style:text-properties loext:padding="0cm" loext:border="none"/>
    </style:style>
    <style:style style:name="T5" style:family="text">
      <style:text-properties fo:color="#0000cd" loext:opacity="100%"/>
    </style:style>
    <style:style style:name="T6" style:family="text">
      <style:text-properties fo:color="#ff0000" loext:opacity="100%"/>
    </style:style>
    <style:style style:name="T7" style:family="text">
      <style:text-properties fo:color="#008000" loext:opacity="100%"/>
    </style:style>
    <style:style style:name="T8" style:family="text">
      <style:text-properties fo:color="#a52a2a" loext:opacity="100%"/>
    </style:style>
    <style:style style:name="T9" style:family="text">
      <style:text-properties officeooo:rsid="0003070c"/>
    </style:style>
    <style:style style:name="T10" style:family="text">
      <style:text-properties officeooo:rsid="0003070c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nstante de JavaScript</text:h>
      <text:p text:style-name="P11"><text:span text:style-name="T4">La palabra clave </text:span><text:span text:style-name="Source_20_Text"><text:span text:style-name="T4">const </text:span></text:span><text:span text:style-name="T4">se introdujo en </text:span><text:a xlink:type="simple" xlink:href="https://www.w3schools.com/js/js_es6.asp" text:style-name="Internet_20_link" text:visited-style-name="Visited_20_Internet_20_Link"><text:span text:style-name="T3">ES6 (2015)</text:span></text:a></text:p>
      <text:p text:style-name="P11"><text:span text:style-name="T4">Las variables definidas con </text:span><text:span text:style-name="Source_20_Text"><text:span text:style-name="T4">const </text:span></text:span><text:span text:style-name="T4">no se pueden redeclarar</text:span></text:p>
      <text:p text:style-name="P11"><text:span text:style-name="T4">Las variables definidas con </text:span><text:span text:style-name="Source_20_Text"><text:span text:style-name="T4">const </text:span></text:span><text:span text:style-name="T4">no se pueden reasignar</text:span></text:p>
      <text:p text:style-name="P11"><text:span text:style-name="T4">Las variables definidas con </text:span><text:span text:style-name="Source_20_Text"><text:span text:style-name="T4">const </text:span></text:span><text:span text:style-name="T4">tienen alcance de bloque</text:span></text:p>
      <text:h text:style-name="P2" text:outline-level="2">No se puede reasignar</text:h>
      <text:p text:style-name="P11">Una variable definida con la palabra clave <text:span text:style-name="Source_20_Text"><text:span text:style-name="T4">const </text:span></text:span>no se puede reasignar:</text:p>
      <text:h text:style-name="P4" text:outline-level="3">Ejemplo</text:h>
      <text:p text:style-name="P12"><text:span text:style-name="T5">const</text:span> PI = <text:span text:style-name="T6">3.141592653589793</text:span>;<text:line-break/>PI = <text:span text:style-name="T6">3.14</text:span>;      <text:span text:style-name="T7">// This will give an error<text:line-break/></text:span>PI = PI + <text:span text:style-name="T6">10</text:span>;   <text:span text:style-name="T7">// This will also give an error</text:span></text:p>
      <text:p text:style-name="P10"><text:span text:style-name="T4"/></text:p>
      <text:p text:style-name="Horizontal_20_Line"/>
      <text:h text:style-name="P2" text:outline-level="2">Debe ser asignado</text:h>
      <text:p text:style-name="P11">A las variables de JavaScript <text:span text:style-name="Source_20_Text"><text:span text:style-name="T4">const </text:span></text:span>se les debe asignar un valor cuando se declaran:</text:p>
      <text:h text:style-name="P4" text:outline-level="3">Correcto</text:h>
      <text:p text:style-name="P13"><text:span text:style-name="T5">const</text:span> PI = <text:span text:style-name="T6">3.14159265359</text:span>;</text:p>
      <text:h text:style-name="P4" text:outline-level="3">Incorrecto</text:h>
      <text:p text:style-name="P13"><text:span text:style-name="T5">const</text:span> PI;<text:line-break/>PI = <text:span text:style-name="T6">3.14159265359</text:span>;</text:p>
      <text:h text:style-name="P3" text:outline-level="2">¿Cuándo utilizar <text:span text:style-name="T9">const en</text:span> JavaScript?</text:h>
      <text:p text:style-name="P11"><text:span text:style-name="T4">Declare siempre una variable </text:span><text:span text:style-name="Source_20_Text"><text:span text:style-name="T4">const </text:span></text:span><text:span text:style-name="T4">cuando sepa que el valor no debe cambiarse.</text:span></text:p>
      <text:p text:style-name="P11"><text:span text:style-name="Source_20_Text"><text:span text:style-name="T10">Use </text:span></text:span><text:span text:style-name="Source_20_Text"><text:span text:style-name="T4">const </text:span></text:span><text:span text:style-name="T4">cuando declare:</text:span></text:p>
      <text:list text:style-name="L1">
        <text:list-item>
          <text:p text:style-name="P14">Un <text:span text:style-name="T9">nuevo array</text:span></text:p>
        </text:list-item>
        <text:list-item>
          <text:p text:style-name="P14">Un nuevo objeto</text:p>
        </text:list-item>
        <text:list-item>
          <text:p text:style-name="P14">Una nueva función</text:p>
        </text:list-item>
        <text:list-item>
          <text:p text:style-name="P15">Una nueva expresión regular</text:p>
        </text:list-item>
      </text:list>
      <text:p text:style-name="Horizontal_20_Line"/>
      <text:h text:style-name="P2" text:outline-level="2">Objetos constantes y matrices</text:h>
      <text:p text:style-name="P11">La palabra clave <text:span text:style-name="Source_20_Text"><text:span text:style-name="T4">const </text:span></text:span>es un poco engañosa.</text:p>
      <text:p text:style-name="P11"><text:soft-page-break/>No define un valor constante. Define una referencia constante a un valor.</text:p>
      <text:p text:style-name="P11">Por esto NO puedes:</text:p>
      <text:list text:style-name="L2">
        <text:list-item>
          <text:p text:style-name="P17">Reasignar un valor constante</text:p>
        </text:list-item>
        <text:list-item>
          <text:p text:style-name="P17">Reasignar una <text:span text:style-name="T9">array</text:span> constante</text:p>
        </text:list-item>
        <text:list-item>
          <text:p text:style-name="P18">Reasignar un objeto constante</text:p>
        </text:list-item>
      </text:list>
      <text:list text:style-name="L3">
        <text:list-header>
          <text:p text:style-name="P19">Pero puedes:</text:p>
        </text:list-header>
        <text:list-item>
          <text:p text:style-name="P20">Cambiar los elementos de<text:span text:style-name="T9">l array </text:span>constante.</text:p>
        </text:list-item>
        <text:list-item>
          <text:p text:style-name="P19">Cambiar las propiedades del objeto constante.</text:p>
        </text:list-item>
      </text:list>
      <text:p text:style-name="Horizontal_20_Line"/>
      <text:h text:style-name="P2" text:outline-level="2">Matrices constantes</text:h>
      <text:p text:style-name="P11">Puedes cambiar los elementos de un <text:span text:style-name="T9">array</text:span> constante:</text:p>
      <text:h text:style-name="P4" text:outline-level="3">Ejemplo</text:h>
      <text:p text:style-name="P12"><text:span text:style-name="T7">// You can create a constant array:<text:line-break/></text:span><text:span text:style-name="T5">const</text:span> cars = [<text:span text:style-name="T8">"Saab"</text:span>, <text:span text:style-name="T8">"Volvo"</text:span>, <text:span text:style-name="T8">"BMW"</text:span>];<text:line-break/><text:line-break/><text:span text:style-name="T7">// You can change an element:<text:line-break/></text:span>cars[<text:span text:style-name="T6">0</text:span>] = <text:span text:style-name="T8">"Toyota"</text:span>;<text:line-break/><text:line-break/><text:span text:style-name="T7">// You can add an element:<text:line-break/></text:span>cars.push(<text:span text:style-name="T8">"Audi"</text:span>);</text:p>
      <text:p text:style-name="P11"><text:span text:style-name="T4"/></text:p>
      <text:p text:style-name="P11">Pero NO puedes reasignar <text:span text:style-name="T9">el array</text:span>:</text:p>
      <text:h text:style-name="P4" text:outline-level="3">Ejemplo</text:h>
      <text:p text:style-name="P12"><text:span text:style-name="T5">const</text:span> cars = [<text:span text:style-name="T8">"Saab"</text:span>, <text:span text:style-name="T8">"Volvo"</text:span>, <text:span text:style-name="T8">"BMW"</text:span>];<text:line-break/><text:line-break/>cars = [<text:span text:style-name="T8">"Toyota"</text:span>, <text:span text:style-name="T8">"Volvo"</text:span>, <text:span text:style-name="T8">"Audi"</text:span>];    <text:span text:style-name="T7">// ERROR</text:span></text:p>
      <text:p text:style-name="P10"><text:span text:style-name="T4"/></text:p>
      <text:p text:style-name="Horizontal_20_Line"/>
      <text:h text:style-name="P2" text:outline-level="2">Objetos constantes</text:h>
      <text:p text:style-name="P11">Puede<text:span text:style-name="T9">s</text:span> cambiar las propiedades de un objeto constante:</text:p>
      <text:h text:style-name="P4" text:outline-level="3">Ejemplo</text:h>
      <text:p text:style-name="P12"><text:span text:style-name="T7">// You can create a const object:<text:line-break/></text:span><text:span text:style-name="T5">const</text:span> car = {type:<text:span text:style-name="T8">"Fiat"</text:span>, model:<text:span text:style-name="T8">"500"</text:span>, color:<text:span text:style-name="T8">"white"</text:span>};<text:line-break/><text:line-break/><text:span text:style-name="T7">// You can change a property:<text:line-break/></text:span>car.color = <text:span text:style-name="T8">"red"</text:span>;<text:line-break/><text:soft-page-break/><text:line-break/><text:span text:style-name="T7">// You can add a property:<text:line-break/></text:span>car.owner = <text:span text:style-name="T8">"Johnson"</text:span>;</text:p>
      <text:p text:style-name="P11"><text:span text:style-name="T4"/></text:p>
      <text:p text:style-name="P11">Pero NO puedes reasignar el objeto:</text:p>
      <text:h text:style-name="P4" text:outline-level="3">Ejemplo</text:h>
      <text:p text:style-name="P12"><text:span text:style-name="T5">const</text:span> car = {type:<text:span text:style-name="T8">"Fiat"</text:span>, model:<text:span text:style-name="T8">"500"</text:span>, color:<text:span text:style-name="T8">"white"</text:span>};<text:line-break/><text:line-break/>car = {type:<text:span text:style-name="T8">"Volvo"</text:span>, model:<text:span text:style-name="T8">"EX60"</text:span>, color:<text:span text:style-name="T8">"red"</text:span>};    <text:span text:style-name="T7">// ERROR</text:span></text:p>
      <text:p text:style-name="P10"><text:span text:style-name="T4"/></text:p>
      <text:p text:style-name="Horizontal_20_Line"/>
      <text:h text:style-name="P2" text:outline-level="2">Alcance del bloque</text:h>
      <text:p text:style-name="P11">Declarar una variable con <text:span text:style-name="Source_20_Text"><text:span text:style-name="T4">const </text:span></text:span>es similar a <text:span text:style-name="Source_20_Text"><text:span text:style-name="T4">let</text:span></text:span> cuando se trata de <text:span text:style-name="Strong_20_Emphasis">Block Scope</text:span> .</text:p>
      <text:p text:style-name="P11">La x declarada en el bloque, en este ejemplo, no es la misma que la x declarada fuera del bloque:</text:p>
      <text:h text:style-name="P4" text:outline-level="3">Ejemplo</text:h>
      <text:p text:style-name="P12"><text:span text:style-name="T5">const</text:span> x = <text:span text:style-name="T6">10</text:span>;<text:line-break/><text:span text:style-name="T7">// Here x is 10<text:line-break/></text:span><text:line-break/>{<text:line-break/><text:span text:style-name="T5">const</text:span> x = <text:span text:style-name="T6">2</text:span>;<text:line-break/><text:span text:style-name="T7">// Here x is 2<text:line-break/></text:span>}<text:line-break/><text:line-break/><text:span text:style-name="T7">// Here x is 10</text:span></text:p>
      <text:p text:style-name="P11"><text:span text:style-name="T4"/></text:p>
      <text:p text:style-name="P11"/>
      <text:p text:style-name="Horizontal_20_Line"/>
      <text:h text:style-name="P2" text:outline-level="2">Redeclaración</text:h>
      <text:p text:style-name="P11">Se permite redeclarar una variable <text:span text:style-name="Source_20_Text"><text:span text:style-name="T4">var </text:span></text:span><text:span text:style-name="Source_20_Text"><text:span text:style-name="T10">de </text:span></text:span>JavaScript en cualquier parte de un programa:</text:p>
      <text:h text:style-name="P4" text:outline-level="3">Ejemplo</text:h>
      <text:p text:style-name="P13"><text:span text:style-name="T5">var</text:span> x = <text:span text:style-name="T6">2</text:span>;     <text:span text:style-name="T7">// Allowed<text:line-break/></text:span><text:span text:style-name="T5">var</text:span> x = <text:span text:style-name="T6">3</text:span>;     <text:span text:style-name="T7">// Allowed<text:line-break/></text:span>x = <text:span text:style-name="T6">4</text:span>;         <text:span text:style-name="T7">// Allowed</text:span></text:p>
      <text:p text:style-name="P11">No se permite redeclarar una variable <text:span text:style-name="Source_20_Text"><text:span text:style-name="T4">var</text:span></text:span>o <text:span text:style-name="Source_20_Text"><text:span text:style-name="T4">let </text:span></text:span><text:span text:style-name="Source_20_Text"><text:span text:style-name="T10">o const </text:span></text:span>existente en el mismo alcance:</text:p>
      <text:h text:style-name="P4" text:outline-level="3"><text:soft-page-break/>Ejemplo</text:h>
      <text:p text:style-name="P13"><text:span text:style-name="T5">var</text:span> x = <text:span text:style-name="T6">2</text:span>;     <text:span text:style-name="T7">// Allowed<text:line-break/></text:span><text:span text:style-name="T5">const</text:span> x = <text:span text:style-name="T6">2</text:span>;   <text:span text:style-name="T7">// Not allowed<text:line-break/></text:span><text:line-break/>{<text:line-break/><text:span text:style-name="T5">let</text:span> x = <text:span text:style-name="T6">2</text:span>;     <text:span text:style-name="T7">// Allowed<text:line-break/></text:span><text:span text:style-name="T5">const</text:span> x = <text:span text:style-name="T6">2</text:span>;   <text:span text:style-name="T7">// Not allowed<text:line-break/></text:span>}<text:line-break/><text:line-break/>{<text:line-break/><text:span text:style-name="T5">const</text:span> x = <text:span text:style-name="T6">2</text:span>;   <text:span text:style-name="T7">// Allowed<text:line-break/></text:span><text:span text:style-name="T5">const</text:span> x = <text:span text:style-name="T6">2</text:span>;   <text:span text:style-name="T7">// Not allowed<text:line-break/></text:span>}</text:p>
      <text:p text:style-name="P11">No se permite reasignar una variable existente <text:span text:style-name="Source_20_Text"><text:span text:style-name="T4">const</text:span></text:span>, en el mismo alcance:</text:p>
      <text:h text:style-name="P4" text:outline-level="3">Ejemplo</text:h>
      <text:p text:style-name="P13"><text:span text:style-name="T5">const</text:span> x = <text:span text:style-name="T6">2</text:span>;     <text:span text:style-name="T7">// Allowed<text:line-break/></text:span>x = <text:span text:style-name="T6">2</text:span>;           <text:span text:style-name="T7">// Not allowed<text:line-break/></text:span><text:span text:style-name="T5">var</text:span> x = <text:span text:style-name="T6">2</text:span>;       <text:span text:style-name="T7">// Not allowed<text:line-break/></text:span><text:span text:style-name="T5">let</text:span> x = <text:span text:style-name="T6">2</text:span>;       <text:span text:style-name="T7">// Not allowed<text:line-break/></text:span><text:span text:style-name="T5">const</text:span> x = <text:span text:style-name="T6">2</text:span>;     <text:span text:style-name="T7">// Not allowed<text:line-break/></text:span><text:line-break/>{<text:line-break/> <text:span text:style-name="T6"> </text:span><text:span text:style-name="T5">const</text:span> x = <text:span text:style-name="T6">2</text:span>;   <text:span text:style-name="T7">// Allowed<text:line-break/></text:span>  x = <text:span text:style-name="T6">2</text:span>;         <text:span text:style-name="T7">// Not allowed<text:line-break/></text:span>  <text:span text:style-name="T5">var</text:span> x = <text:span text:style-name="T6">2</text:span>;     <text:span text:style-name="T7">// Not allowed<text:line-break/></text:span>  <text:span text:style-name="T5">let</text:span> x = <text:span text:style-name="T6">2</text:span>;     <text:span text:style-name="T7">// Not allowed<text:line-break/></text:span> <text:span text:style-name="T6"> </text:span><text:span text:style-name="T5">const</text:span> x = <text:span text:style-name="T6">2</text:span>;   <text:span text:style-name="T7">// Not allowed<text:line-break/></text:span>}</text:p>
      <text:p text:style-name="P11">Se permite redeclarar una variable con <text:span text:style-name="Source_20_Text"><text:span text:style-name="T4">const</text:span></text:span>, en otro ámbito o en otro bloque:</text:p>
      <text:h text:style-name="P4" text:outline-level="3">Ejemplo</text:h>
      <text:p text:style-name="P12"><text:span text:style-name="T5">const</text:span> x = <text:span text:style-name="T6">2</text:span>;       <text:span text:style-name="T7">// Allowed<text:line-break/></text:span><text:line-break/>{<text:line-break/> <text:span text:style-name="T6"> </text:span><text:span text:style-name="T5">const</text:span> x = <text:span text:style-name="T6">3</text:span>;   <text:span text:style-name="T7">// Allowed<text:line-break/></text:span>}<text:line-break/><text:line-break/>{<text:line-break/>  <text:span text:style-name="T5">const</text:span> x = <text:span text:style-name="T6">4</text:span>;   <text:span text:style-name="T7">// Allowed<text:line-break/></text:span>}</text:p>
      <text:p text:style-name="Horizontal_20_Line"/>
      <text:h text:style-name="P2" text:outline-level="2"><text:soft-page-break/></text:h>
      <text:p text:style-name="P11"><text:span text:style-name="T9">E</text:span>l uso de una variable <text:span text:style-name="Source_20_Text"><text:span text:style-name="T4">const </text:span></text:span>antes de declararla dará como resultado <text:span text:style-name="Source_20_Text"><text:span text:style-name="T4">ReferenceError</text:span></text:span>:</text:p>
      <text:h text:style-name="P4" text:outline-level="3">Ejemplo</text:h>
      <text:p text:style-name="P12">alert (carName);<text:line-break/><text:span text:style-name="T5">const</text:span> carName = <text:span text:style-name="T8">"Volvo"</text:span>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3T17:46:33.195000000</meta:creation-date>
    <dc:date>2024-03-13T17:54:04.292000000</dc:date>
    <meta:editing-duration>PT7M31S</meta:editing-duration>
    <meta:editing-cycles>1</meta:editing-cycles>
    <meta:document-statistic meta:table-count="0" meta:image-count="0" meta:object-count="0" meta:page-count="5" meta:paragraph-count="67" meta:word-count="626" meta:character-count="3454" meta:non-whitespace-character-count="2773"/>
    <meta:generator>LibreOffice/7.6.0.3$Windows_X86_64 LibreOffice_project/69edd8b8ebc41d00b4de3915dc82f8f0fc3b6265</meta:generator>
  </office:meta>
</office:document-meta>
</file>